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8f91cd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fd9f19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3ee39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009ebe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2ca38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09ebe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style:text-autospace="none"/>
      <style:text-properties style:font-name="FreeMono" fo:font-size="13pt" officeooo:paragraph-rsid="0009ebe9" style:font-name-asian="FreeMono1" style:font-size-asian="13pt" style:font-name-complex="FreeMono1" style:font-size-complex="13pt"/>
    </style:style>
    <style:style style:name="P19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009ebe9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 style:text-autospace="none"/>
      <style:text-properties officeooo:paragraph-rsid="0009ebe9"/>
    </style:style>
    <style:style style:name="T1" style:family="text">
      <style:text-properties officeooo:rsid="018d7cd1"/>
    </style:style>
    <style:style style:name="T2" style:family="text">
      <style:text-properties officeooo:rsid="0195d527"/>
    </style:style>
    <style:style style:name="T3" style:family="text">
      <style:text-properties fo:font-weight="bold" officeooo:rsid="034f8ad9" style:font-name-asian="FreeMono1" style:font-weight-asian="bold" style:font-name-complex="FreeMono1" style:font-weight-complex="bold"/>
    </style:style>
    <style:style style:name="T4" style:family="text">
      <style:text-properties fo:font-weight="bold" officeooo:rsid="008e80df" style:font-name-asian="FreeMono1" style:font-weight-asian="bold" style:font-name-complex="FreeMono1" style:font-weight-complex="bold"/>
    </style:style>
    <style:style style:name="T5" style:family="text">
      <style:text-properties fo:font-weight="bold" officeooo:rsid="024b507b" style:font-name-asian="FreeMono1" style:font-weight-asian="bold" style:font-name-complex="FreeMono1" style:font-weight-complex="bold"/>
    </style:style>
    <style:style style:name="T6" style:family="text">
      <style:text-properties officeooo:rsid="008f91cd" style:font-name-asian="FreeMono1" style:font-name-complex="FreeMono1"/>
    </style:style>
    <style:style style:name="T7" style:family="text">
      <style:text-properties officeooo:rsid="00ef08d7" style:font-name-asian="FreeMono1" style:font-name-complex="FreeMono1"/>
    </style:style>
    <style:style style:name="T8" style:family="text">
      <style:text-properties officeooo:rsid="00ef60f6" style:font-name-asian="FreeMono1" style:font-name-complex="FreeMono1"/>
    </style:style>
    <style:style style:name="T9" style:family="text">
      <style:text-properties officeooo:rsid="00f54338" style:font-name-asian="FreeMono1" style:font-name-complex="FreeMono1"/>
    </style:style>
    <style:style style:name="T10" style:family="text">
      <style:text-properties officeooo:rsid="018cd052" style:font-name-asian="FreeMono1" style:font-name-complex="FreeMono1"/>
    </style:style>
    <style:style style:name="T11" style:family="text">
      <style:text-properties officeooo:rsid="0093ee39" style:font-name-asian="FreeMono1" style:font-name-complex="FreeMono1"/>
    </style:style>
    <style:style style:name="T12" style:family="text">
      <style:text-properties officeooo:rsid="0092ca38" style:font-name-asian="FreeMono1" style:font-name-complex="FreeMono1"/>
    </style:style>
    <style:style style:name="T13" style:family="text">
      <style:text-properties officeooo:rsid="00efcdf8" style:font-name-asian="FreeMono1" style:font-name-complex="FreeMono1"/>
    </style:style>
    <style:style style:name="T14" style:family="text">
      <style:text-properties officeooo:rsid="0090f2d4" style:font-name-asian="FreeMono1" style:font-name-complex="FreeMono1"/>
    </style:style>
    <style:style style:name="T15" style:family="text">
      <style:text-properties officeooo:rsid="00973e90" style:font-name-asian="FreeMono1" style:font-name-complex="FreeMono1"/>
    </style:style>
    <style:style style:name="T16" style:family="text">
      <style:text-properties officeooo:rsid="011231bb" style:font-name-asian="FreeMono1" style:font-name-complex="FreeMono1"/>
    </style:style>
    <style:style style:name="T17" style:family="text">
      <style:text-properties officeooo:rsid="00f2a4c6" style:font-name-asian="FreeMono1" style:font-name-complex="FreeMono1"/>
    </style:style>
    <style:style style:name="T18" style:family="text">
      <style:text-properties officeooo:rsid="00f37191" style:font-name-asian="FreeMono1" style:font-name-complex="FreeMono1"/>
    </style:style>
    <style:style style:name="T19" style:family="text">
      <style:text-properties officeooo:rsid="03743e91"/>
    </style:style>
    <style:style style:name="T20" style:family="text">
      <style:text-properties officeooo:rsid="00f1a60a"/>
    </style:style>
    <style:style style:name="T21" style:family="text">
      <style:text-properties style:font-name="FreeMono" officeooo:rsid="00f2a4c6" style:font-name-asian="FreeMono1" style:font-name-complex="FreeMono1"/>
    </style:style>
    <style:style style:name="T22" style:family="text">
      <style:text-properties style:font-name="FreeMono" officeooo:rsid="010123cb"/>
    </style:style>
    <style:style style:name="T23" style:family="text">
      <style:text-properties style:font-name="FreeMono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style:font-name="FreeMono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officeooo:rsid="00fd9f19"/>
    </style:style>
    <style:style style:name="T26" style:family="text">
      <style:text-properties officeooo:rsid="00ff3a72"/>
    </style:style>
    <style:style style:name="T27" style:family="text">
      <style:text-properties officeooo:rsid="00ff3cbe"/>
    </style:style>
    <style:style style:name="T28" style:family="text">
      <style:text-properties officeooo:rsid="010123cb"/>
    </style:style>
    <style:style style:name="T29" style:family="text">
      <style:text-properties officeooo:rsid="0180f0ec"/>
    </style:style>
    <style:style style:name="T30" style:family="text">
      <style:text-properties officeooo:rsid="0189c187"/>
    </style:style>
    <style:style style:name="T31" style:family="text">
      <style:text-properties officeooo:rsid="01859472"/>
    </style:style>
    <style:style style:name="T32" style:family="text">
      <style:text-properties officeooo:rsid="018b1505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35" style:family="text">
      <style:text-properties officeooo:rsid="010dce35"/>
    </style:style>
    <style:style style:name="T36" style:family="text">
      <style:text-properties officeooo:rsid="0186a378"/>
    </style:style>
    <style:style style:name="T37" style:family="text">
      <style:text-properties officeooo:rsid="03868f74"/>
    </style:style>
    <style:style style:name="T38" style:family="text">
      <style:text-properties officeooo:rsid="010776af"/>
    </style:style>
    <style:style style:name="T39" style:family="text">
      <style:text-properties style:font-name="Jomolhari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" fo:font-size="13pt" style:text-underline-style="none" fo:font-weight="normal" officeooo:rsid="0105aefc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" fo:font-size="13pt" style:text-underline-style="none" fo:font-weight="normal" officeooo:rsid="0187b871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" fo:font-size="13pt" style:text-underline-style="none" fo:font-weight="normal" officeooo:rsid="0112f1d0" style:font-name-asian="FreeMono1" style:font-size-asian="13pt" style:font-weight-asian="normal" style:font-name-complex="FreeMono1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3</text:span><text:span text:style-name="T4">.</text:span><text:span text:style-name="T5">4</text:span><text:span text:style-name="T4"><text:tab/>yylval</text:span></text:p>
      <text:p text:style-name="P3"/>
      <text:p text:style-name="P8"><text:span text:style-name="T6">yylval is a global variable </text:span><text:span text:style-name="T7">of the type int. </text:span><text:span text:style-name="T8">This variable is accessible by the parser, hence it helps in sharing </text:span><text:span text:style-name="T9">of data between the lexical analyzer and the parser</text:span><text:span text:style-name="T8">.</text:span><text:span text:style-name="T10"> </text:span><text:span text:style-name="T8">It</text:span><text:span text:style-name="T6"> is used to return other additional information about the lexeme found to the parser </text:span><text:span text:style-name="T11">i.e.</text:span><text:span text:style-name="T6"> </text:span><text:span text:style-name="T12">yylval is used to return an attribute in addition to the token name </text:span><text:span text:style-name="T13">to the parser</text:span><text:span text:style-name="T12">. </text:span></text:p>
      <text:p text:style-name="P4"/>
      <text:p text:style-name="P4">Example :</text:p>
      <text:p text:style-name="P9"/>
      <text:p text:style-name="P10"><text:tab/>/* <text:span text:style-name="T19">Declarations */</text:span></text:p>
      <text:p text:style-name="P10">%%</text:p>
      <text:p text:style-name="P11"><text:tab/>/* Rules */</text:p>
      <text:p text:style-name="P10">%%</text:p>
      <text:p text:style-name="P10"><text:tab/></text:p>
      <text:p text:style-name="P12">{number}<text:tab/>{</text:p>
      <text:p text:style-name="P12"><text:tab/><text:tab/><text:tab/>yylval=<text:span text:style-name="T20">atoi(yytext)</text:span>;</text:p>
      <text:p text:style-name="P17"><text:span text:style-name="T14"><text:tab/><text:tab/><text:tab/></text:span><text:span text:style-name="T15">return NUMBER;</text:span></text:p>
      <text:p text:style-name="P12"><text:tab/><text:tab/>}</text:p>
      <text:p text:style-name="P13"/>
      <text:p text:style-name="P8"><text:span text:style-name="T16">In the above example</text:span><text:span text:style-name="T12">, </text:span><text:span text:style-name="T17">the lexical analyzer tells the parser that the lexeme found is of the token type <text:s/></text:span><text:span text:style-name="T21">NUMBER</text:span><text:span text:style-name="T17"> </text:span><text:span text:style-name="T18">and the value of the token is obtained by the parser by using yylval. </text:span></text:p>
      <text:p text:style-name="P5"/>
      <text:p text:style-name="P6"><text:span text:style-name="T25">To </text:span><text:span text:style-name="T26">return an attribute of </text:span><text:span text:style-name="T27">a type other than int, yylval maybe overridden by a user defined yylval in the auxiliary declarations section. </text:span><text:span text:style-name="T28">In order to return multiple attribute values for a token, it may be declared to be of the type </text:span><text:span text:style-name="T22">union</text:span><text:span text:style-name="T28">.</text:span></text:p>
      <text:p text:style-name="P2"/>
      <text:p text:style-name="P2">Example:</text:p>
      <text:p text:style-name="P7"/>
      <text:p text:style-name="P14">%{</text:p>
      <text:p text:style-name="P15"><text:tab/>#include&lt;stdio.h&gt;</text:p>
      <text:p text:style-name="P12"><text:span text:style-name="T29"><text:tab/></text:span><text:span text:style-name="T30">typedef union </text:span></text:p>
      <text:p text:style-name="P14"><text:tab/>{</text:p>
      <text:p text:style-name="P14"><text:tab/><text:tab/>int value;</text:p>
      <text:p text:style-name="P12"><text:span text:style-name="T29"><text:tab/><text:tab/>int </text:span><text:span text:style-name="T31">number_of_digits</text:span><text:span text:style-name="T29">;</text:span></text:p>
      <text:p text:style-name="P12"><text:span text:style-name="T29"><text:tab/>}</text:span><text:span text:style-name="T30">YYSTYPE</text:span><text:span text:style-name="T29">;</text:span></text:p>
      <text:p text:style-name="P12"><text:span text:style-name="T29"><text:tab/></text:span><text:span text:style-name="T32">YYSTYPE yylval;</text:span></text:p>
      <text:p text:style-name="P18"><text:span text:style-name="T33">%</text:span><text:span text:style-name="T34">}</text:span></text:p>
      <text:p text:style-name="P19"/>
      <text:p text:style-name="P18"><text:span text:style-name="T33">number </text:span><text:tab/>[0-9]+</text:p>
      <text:p text:style-name="P14"><text:soft-page-break/></text:p>
      <text:p text:style-name="P14">%%</text:p>
      <text:p text:style-name="P12"/>
      <text:p text:style-name="P12">{number}<text:tab/>{</text:p>
      <text:p text:style-name="P12"><text:tab/><text:tab/><text:tab/>yylval.<text:span text:style-name="T35">value </text:span>= <text:span text:style-name="T20">atoi(yytext)</text:span>;</text:p>
      <text:p text:style-name="P12"><text:tab/><text:tab/><text:tab/><text:span text:style-name="T35">yylval.</text:span><text:span text:style-name="T36">number_of_digits </text:span><text:span text:style-name="T35">= yyleng;</text:span></text:p>
      <text:p text:style-name="P17"><text:span text:style-name="T14"><text:tab/><text:tab/><text:tab/></text:span><text:span text:style-name="T15">return NUMBER;</text:span></text:p>
      <text:p text:style-name="P12"><text:tab/><text:tab/>}</text:p>
      <text:p text:style-name="P10"/>
      <text:p text:style-name="P10">%%</text:p>
      <text:p text:style-name="P10"><text:tab/>/* <text:span text:style-name="T37">Auxiliary functions */</text:span></text:p>
      <text:p text:style-name="P16"/>
      <text:p text:style-name="P6"><text:span text:style-name="T38">NOTE:</text:span><text:span text:style-name="T28"> </text:span></text:p>
      <text:list xml:id="list305282580" text:style-name="L1">
        <text:list-item>
          <text:p text:style-name="P20"><text:span text:style-name="T39">The reason union is preferred over </text:span><text:span text:style-name="T23">struct</text:span><text:span text:style-name="T39"> is lesser memory requirement by </text:span><text:span text:style-name="T23">union</text:span><text:span text:style-name="T39">. </text:span><text:span text:style-name="T40">Creating a </text:span><text:span text:style-name="T24">struct</text:span><text:span text:style-name="T40"> for each token might lead to wastage of huge amounts of memory, while on the other hand, values are simply overwritten in case of the type </text:span><text:span text:style-name="T24">union </text:span><text:span text:style-name="T41">for each consecutive </text:span><text:span text:style-name="T42">lexeme</text:span><text:span text:style-name="T41"> </text:span><text:span text:style-name="T43">found</text:span><text:span text:style-name="T41">. </text:span><text:span text:style-name="T40"><text:s/></text:span></text:p>
        </text:list-item>
        <text:list-item>
          <text:p text:style-name="P1"><text:span text:style-name="T1">The description of yylval here has been provided only for the understanding of handling of attributes. It is not de</text:span><text:span text:style-name="T2">clared</text:span><text:span text:style-name="T1"> by default in lex.yy.c by LEX. Hence, yylval must be defined manually to handle attributes independent of a pars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02:01:42</meta:creation-date>
    <dc:date>2013-08-09T02:02:02</dc:date>
    <meta:editing-duration>P0D</meta:editing-duration>
    <meta:editing-cycles>1</meta:editing-cycles>
    <meta:generator>LibreOffice/3.6$Linux_X86_64 LibreOffice_project/360m1$Build-2</meta:generator>
    <meta:document-statistic meta:table-count="0" meta:image-count="0" meta:object-count="0" meta:page-count="2" meta:paragraph-count="36" meta:word-count="280" meta:character-count="1643" meta:non-whitespace-character-count="1360"/>
  </office:meta>
</office:document-meta>
</file>